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Este es exactamente el paso correcto: <text:span text:style-name="Strong_20_Emphasis">entender qué necesidades humanas satisface una religión</text:span> para poder integrarlas —sin crear una religión explícita— dentro de la <text:span text:style-name="Emphasis">experiencia emocional y espiritual</text:span> del libro.</text:p>
      <text:p text:style-name="Text_20_body">Voy a darte un análisis profundo, pero muy claro y útil, de <text:span text:style-name="Strong_20_Emphasis">por qué la gente necesita religiones</text:span> y <text:span text:style-name="Strong_20_Emphasis">qué necesidades deben satisfacerse en tu narrativa</text:span> para que el lector experimente la misma resonancia existencial que obtiene de una fe tradicional.</text:p>
      <text:p text:style-name="Horizontal_20_Line"/>
      <text:h text:style-name="Heading_20_1" text:outline-level="1">🔥 <text:span text:style-name="Strong_20_Emphasis">LAS 12 NECESIDADES HUMANAS QUE SATISFACEN LAS RELIGIONES</text:span></text:h>
      <text:p text:style-name="Text_20_body">Estas son universales, independientemente de la cultura o de la creencia.<text:line-break/>Si tu historia las cubre —aunque sea de forma metafórica y científica— el lector sentirá que “encaja”.</text:p>
      <text:p text:style-name="Horizontal_20_Line"/>
      <text:h text:style-name="Heading_20_1" text:outline-level="1"><text:span text:style-name="Strong_20_Emphasis">1. Necesidad de propósito</text:span></text:h>
      <text:p text:style-name="Text_20_body">Las personas necesitan que su vida tenga un <text:span text:style-name="Strong_20_Emphasis">sentido</text:span>, una <text:span text:style-name="Strong_20_Emphasis">misión</text:span>, un <text:span text:style-name="Strong_20_Emphasis">para qué</text:span>.</text:p>
      <text:h text:style-name="Heading_20_3" text:outline-level="3">Qué debe ofrecer tu libro:</text:h>
      <text:list xml:id="list482937877" text:style-name="L1">
        <text:list-item>
          <text:p text:style-name="P1">Que Elara descubra que <text:span text:style-name="Strong_20_Emphasis">la vida tiene una dirección</text:span>.</text:p>
        </text:list-item>
        <text:list-item>
          <text:p text:style-name="P1">Que cada individuo tiene una <text:span text:style-name="Strong_20_Emphasis">función intrínseca</text:span> en un sistema mayor.</text:p>
        </text:list-item>
        <text:list-item>
          <text:p text:style-name="P1">Que la existencia <text:span text:style-name="Strong_20_Emphasis">no es un accidente</text:span>.</text:p>
        </text:list-item>
      </text:list>
      <text:p text:style-name="Text_20_body">👉 La teoría de la Vida Inteligente ya satisface esto de forma brillante.</text:p>
      <text:p text:style-name="Horizontal_20_Line"/>
      <text:h text:style-name="Heading_20_1" text:outline-level="1"><text:span text:style-name="Strong_20_Emphasis">2. Necesidad de pertenencia</text:span></text:h>
      <text:p text:style-name="Text_20_body">Las religiones dan un sentido de <text:span text:style-name="Strong_20_Emphasis">comunidad</text:span> y de <text:span text:style-name="Strong_20_Emphasis">ser parte de algo más grande</text:span>.</text:p>
      <text:h text:style-name="Heading_20_3" text:outline-level="3">Qué debe mostrar la historia:</text:h>
      <text:list xml:id="list3379788410" text:style-name="L2">
        <text:list-item>
          <text:p text:style-name="P2">Que todos los seres vivos son <text:span text:style-name="Strong_20_Emphasis">partes de un solo Ser</text:span>.</text:p>
        </text:list-item>
        <text:list-item>
          <text:p text:style-name="P2">Que Elara descubra que <text:span text:style-name="Strong_20_Emphasis">nunca estuvo sola</text:span>: siempre formó parte de la Vida.</text:p>
        </text:list-item>
        <text:list-item>
          <text:p text:style-name="P2">Que existe una <text:span text:style-name="Strong_20_Emphasis">unidad profunda</text:span> entre ella, la naturaleza y los demás personajes.</text:p>
        </text:list-item>
      </text:list>
      <text:p text:style-name="Text_20_body">👉 Tu teoría lo resuelve muy bien: la divinidad es un organismo colectivo.</text:p>
      <text:p text:style-name="Horizontal_20_Line"><text:soft-page-break/></text:p>
      <text:h text:style-name="Heading_20_1" text:outline-level="1"><text:span text:style-name="Strong_20_Emphasis">3. Necesidad de protección</text:span></text:h>
      <text:p text:style-name="Text_20_body">Las personas buscan un Dios porque desean sentir que <text:span text:style-name="Strong_20_Emphasis">no están indefensas</text:span>.<text:line-break/>Quieren creer que existe una <text:span text:style-name="Emphasis">inteligencia superior</text:span> que vela por ellas.</text:p>
      <text:h text:style-name="Heading_20_3" text:outline-level="3">Qué debe reflejar el relato:</text:h>
      <text:list xml:id="list3831506277" text:style-name="L3">
        <text:list-item>
          <text:p text:style-name="P3">Que la Vida es <text:span text:style-name="Strong_20_Emphasis">infinitamente sabia</text:span>, que <text:span text:style-name="Strong_20_Emphasis">no comete errores</text:span>.</text:p>
        </text:list-item>
        <text:list-item>
          <text:p text:style-name="P3">Que cada individuo está <text:span text:style-name="Strong_20_Emphasis">protegido dentro del plan</text:span>: no puede fallar.</text:p>
        </text:list-item>
        <text:list-item>
          <text:p text:style-name="P3">Que la muerte y el dolor <text:span text:style-name="Strong_20_Emphasis">no son castigos</text:span>, sino partes del mecanismo.</text:p>
        </text:list-item>
      </text:list>
      <text:p text:style-name="Text_20_body">👉 El lector debe sentir: <text:span text:style-name="Emphasis">“estoy en manos de algo perfecto y vivo”</text:span>.</text:p>
      <text:p text:style-name="Horizontal_20_Line"/>
      <text:h text:style-name="Heading_20_1" text:outline-level="1"><text:span text:style-name="Strong_20_Emphasis">4. Necesidad de inmortalidad</text:span></text:h>
      <text:p text:style-name="Text_20_body">Ninguna mente humana tolera plenamente la idea de la aniquilación total.</text:p>
      <text:h text:style-name="Heading_20_3" text:outline-level="3">Qué debe ofrecer el libro:</text:h>
      <text:list xml:id="list706155868" text:style-name="L4">
        <text:list-item>
          <text:p text:style-name="P4">Que la esencia del individuo <text:span text:style-name="Strong_20_Emphasis">no termina con la muerte</text:span>.</text:p>
        </text:list-item>
        <text:list-item>
          <text:p text:style-name="P4">Que la vida eterna es real, pero <text:span text:style-name="Strong_20_Emphasis">a través de la Vida misma</text:span>.</text:p>
        </text:list-item>
        <text:list-item>
          <text:p text:style-name="P4">Que la continuidad del Espíritu está garantizada.</text:p>
        </text:list-item>
      </text:list>
      <text:p text:style-name="Text_20_body">👉 Tu teoría lo cubre con elegancia y sin magia.</text:p>
      <text:p text:style-name="Horizontal_20_Line"/>
      <text:h text:style-name="Heading_20_1" text:outline-level="1"><text:span text:style-name="Strong_20_Emphasis">5. Necesidad de justicia cósmica</text:span></text:h>
      <text:p text:style-name="Text_20_body">Las religiones ofrecen la idea de que <text:span text:style-name="Strong_20_Emphasis">todo lo que sucede tiene un sentido</text:span>.</text:p>
      <text:h text:style-name="Heading_20_3" text:outline-level="3">Necesidad en la historia:</text:h>
      <text:list xml:id="list1468273682" text:style-name="L5">
        <text:list-item>
          <text:p text:style-name="P5">Que existan <text:span text:style-name="Strong_20_Emphasis">leyes naturales profundas</text:span> que explican por qué ocurren las cosas.</text:p>
        </text:list-item>
        <text:list-item>
          <text:p text:style-name="P5">Que Elara entienda que el mundo <text:span text:style-name="Strong_20_Emphasis">no es arbitrario</text:span>.</text:p>
        </text:list-item>
        <text:list-item>
          <text:p text:style-name="P5">Que el mal, el sufrimiento o la muerte tienen <text:span text:style-name="Strong_20_Emphasis">funciones lógicas</text:span>.</text:p>
        </text:list-item>
      </text:list>
      <text:p text:style-name="Text_20_body">👉 No necesitamos castigo/recompensa, solo coherencia.</text:p>
      <text:p text:style-name="Horizontal_20_Line"/>
      <text:h text:style-name="Heading_20_1" text:outline-level="1"><text:soft-page-break/><text:span text:style-name="Strong_20_Emphasis">6. Necesidad de conexión emocional</text:span></text:h>
      <text:p text:style-name="Text_20_body">Las personas quieren sentir <text:span text:style-name="Strong_20_Emphasis">lo sagrado</text:span>, lo trascendente.</text:p>
      <text:h text:style-name="Heading_20_3" text:outline-level="3">Historia:</text:h>
      <text:list xml:id="list885547722" text:style-name="L6">
        <text:list-item>
          <text:p text:style-name="P6">La Vida debe tener momentos de <text:span text:style-name="Strong_20_Emphasis">manifestación casi mística</text:span>, aunque sean objetivos.</text:p>
        </text:list-item>
        <text:list-item>
          <text:p text:style-name="P6">Escenas con naturaleza, sincronías, señales, sensaciones.</text:p>
        </text:list-item>
        <text:list-item>
          <text:p text:style-name="P6">Elara debe sentir “presencia” después de comprender la estructura lógica.</text:p>
        </text:list-item>
      </text:list>
      <text:p text:style-name="Text_20_body">👉 Es ciencia, pero se vive como espiritualidad.</text:p>
      <text:p text:style-name="Horizontal_20_Line"/>
      <text:h text:style-name="Heading_20_1" text:outline-level="1"><text:span text:style-name="Strong_20_Emphasis">7. Necesidad de identidad</text:span></text:h>
      <text:p text:style-name="Text_20_body">Las religiones dicen: “tú eres esto”.<text:line-break/>El lector necesita saber <text:span text:style-name="Strong_20_Emphasis">quién es en el universo</text:span>.</text:p>
      <text:h text:style-name="Heading_20_3" text:outline-level="3">Debe aparecer:</text:h>
      <text:list xml:id="list2488267067" text:style-name="L7">
        <text:list-item>
          <text:p text:style-name="P7">“Soy parte de la Vida”.</text:p>
        </text:list-item>
        <text:list-item>
          <text:p text:style-name="P7">“Soy un eslabón del Espíritu que lleva 4.000 millones de años vivo”.</text:p>
        </text:list-item>
        <text:list-item>
          <text:p text:style-name="P7">“Mi existencia tiene una raíz eterna”.</text:p>
        </text:list-item>
      </text:list>
      <text:p text:style-name="Horizontal_20_Line"/>
      <text:h text:style-name="Heading_20_1" text:outline-level="1"><text:span text:style-name="Strong_20_Emphasis">8. Necesidad de control (indirecto)</text:span></text:h>
      <text:p text:style-name="Text_20_body">Las religiones alivian el miedo al caos, diciendo que <text:span text:style-name="Strong_20_Emphasis">alguien controla el sistema</text:span>.</text:p>
      <text:h text:style-name="Heading_20_3" text:outline-level="3">En tu teoría:</text:h>
      <text:list xml:id="list2536060858" text:style-name="L8">
        <text:list-item>
          <text:p text:style-name="P8">El sistema tiene <text:span text:style-name="Strong_20_Emphasis">orden</text:span>, <text:span text:style-name="Strong_20_Emphasis">inteligencia</text:span>, <text:span text:style-name="Strong_20_Emphasis">coherencia</text:span>.</text:p>
        </text:list-item>
        <text:list-item>
          <text:p text:style-name="P8">No hay azar puro: hay exploración estructurada.</text:p>
        </text:list-item>
        <text:list-item>
          <text:p text:style-name="P8">La Vida sabe lo que hace porque <text:span text:style-name="Strong_20_Emphasis">ella es el cálculo</text:span>.</text:p>
        </text:list-item>
      </text:list>
      <text:p text:style-name="Horizontal_20_Line"/>
      <text:h text:style-name="Heading_20_1" text:outline-level="1"><text:span text:style-name="Strong_20_Emphasis">9. Necesidad de trascendencia</text:span></text:h>
      <text:p text:style-name="Text_20_body">El ser humano desea que su vida toque algo más grande que su propia biografía.</text:p>
      <text:h text:style-name="Heading_20_3" text:outline-level="3"><text:soft-page-break/>Debe surgir en la aventura:</text:h>
      <text:list xml:id="list1658448336" text:style-name="L9">
        <text:list-item>
          <text:p text:style-name="P9">Elara debe descubrir que participa en un <text:span text:style-name="Strong_20_Emphasis">proceso infinito e impersonal</text:span>.</text:p>
        </text:list-item>
        <text:list-item>
          <text:p text:style-name="P9">Que su vida es un capítulo de una historia universal.</text:p>
        </text:list-item>
      </text:list>
      <text:p text:style-name="Horizontal_20_Line"/>
      <text:h text:style-name="Heading_20_1" text:outline-level="1"><text:span text:style-name="Strong_20_Emphasis">10. Necesidad de moralidad</text:span></text:h>
      <text:p text:style-name="Text_20_body">Las religiones definen qué está bien y qué está mal.</text:p>
      <text:p text:style-name="Text_20_body">En tu teoría no hay mandamientos, pero sí <text:span text:style-name="Strong_20_Emphasis">una ética natural</text:span>:</text:p>
      <text:h text:style-name="Heading_20_3" text:outline-level="3">Debe quedar implícito:</text:h>
      <text:list xml:id="list1608158374" text:style-name="L10">
        <text:list-item>
          <text:p text:style-name="P10">Proteger la vida es bueno.</text:p>
        </text:list-item>
        <text:list-item>
          <text:p text:style-name="P10">Atentar contra la continuidad del flujo vital es malo.</text:p>
        </text:list-item>
        <text:list-item>
          <text:p text:style-name="P10">Reproducirse y cuidar a los hijos es sagrado.</text:p>
        </text:list-item>
        <text:list-item>
          <text:p text:style-name="P10">Vivir plenamente es cumplir la misión.</text:p>
        </text:list-item>
      </text:list>
      <text:p text:style-name="Text_20_body">Esto da una brújula moral sin dogmas.</text:p>
      <text:p text:style-name="Horizontal_20_Line"/>
      <text:h text:style-name="Heading_20_1" text:outline-level="1"><text:span text:style-name="Strong_20_Emphasis">11. Necesidad de redención</text:span></text:h>
      <text:p text:style-name="Text_20_body">Las personas necesitan sentir que <text:span text:style-name="Strong_20_Emphasis">pueden equivocarse y aun así estar bien</text:span>.</text:p>
      <text:h text:style-name="Heading_20_3" text:outline-level="3">Tu sistema lo resuelve de forma perfecta:</text:h>
      <text:list xml:id="list4018051289" text:style-name="L11">
        <text:list-item>
          <text:p text:style-name="P11">El individuo <text:span text:style-name="Strong_20_Emphasis">no puede fallar</text:span>.</text:p>
        </text:list-item>
        <text:list-item>
          <text:p text:style-name="P11">Lo que hace es lo que debía hacer.</text:p>
        </text:list-item>
        <text:list-item>
          <text:p text:style-name="P11">Su misión es simplemente vivir.</text:p>
        </text:list-item>
      </text:list>
      <text:p text:style-name="Text_20_body">Esto conecta emocionalmente con personas que cargan culpas.</text:p>
      <text:p text:style-name="Horizontal_20_Line"/>
      <text:h text:style-name="Heading_20_1" text:outline-level="1"><text:span text:style-name="Strong_20_Emphasis">12. Necesidad de belleza narrativa</text:span></text:h>
      <text:p text:style-name="Text_20_body">Toda religión usa símbolos, historias, mitos.</text:p>
      <text:h text:style-name="Heading_20_3" text:outline-level="3">Lo que requiere tu libro:</text:h>
      <text:list xml:id="list30166088" text:style-name="L12">
        <text:list-item>
          <text:p text:style-name="P12">Elara debe vivir experiencias que simbolicen estos principios:</text:p>
          <text:list>
            <text:list-item>
              <text:p text:style-name="P12"><text:soft-page-break/>separación → pérdida → revelación → unidad → trascendencia.</text:p>
            </text:list-item>
          </text:list>
        </text:list-item>
        <text:list-item>
          <text:p text:style-name="P12">Debe haber momentos de visión, revelación, transformación interna.</text:p>
        </text:list-item>
        <text:list-item>
          <text:p text:style-name="P12">Los amuletos, el Codex, las montañas, los seres mágicos…<text:line-break/><text:span text:style-name="Strong_20_Emphasis">todo debe ser metáforas del sistema lógico de la Vida.</text:span></text:p>
        </text:list-item>
      </text:list>
      <text:p text:style-name="Horizontal_20_Line"/>
      <text:h text:style-name="Heading_20_1" text:outline-level="1">✔️ <text:span text:style-name="Strong_20_Emphasis">CONCLUSIÓN: LO QUE DEBE ENTREGAR TU LIBRO AL LECTOR</text:span></text:h>
      <text:p text:style-name="Text_20_body">El lector debe sentir que:</text:p>
      <text:list xml:id="list1088029429" text:style-name="L13">
        <text:list-item>
          <text:p text:style-name="P13">existe un <text:span text:style-name="Strong_20_Emphasis">Ser vivo, real, inteligente</text:span>, y que él es parte de él;</text:p>
        </text:list-item>
        <text:list-item>
          <text:p text:style-name="P13">su vida tiene <text:span text:style-name="Strong_20_Emphasis">sentido, dirección y propósito</text:span>;</text:p>
        </text:list-item>
        <text:list-item>
          <text:p text:style-name="P13">no está solo ni perdido;</text:p>
        </text:list-item>
        <text:list-item>
          <text:p text:style-name="P13">la muerte no aniquila la esencia;</text:p>
        </text:list-item>
        <text:list-item>
          <text:p text:style-name="P13">su existencia forma parte de una <text:span text:style-name="Strong_20_Emphasis">historia cósmica</text:span>;</text:p>
        </text:list-item>
        <text:list-item>
          <text:p text:style-name="P13">la ciencia puede ofrecer fe, consuelo y trascendencia;</text:p>
        </text:list-item>
        <text:list-item>
          <text:p text:style-name="P13">Elara descubre por él estas verdades y se las revela en un viaje emocionante.</text:p>
        </text:list-item>
      </text:list>
      <text:p text:style-name="Horizontal_20_Line"/>
      <text:p text:style-name="Text_20_body">Si quieres, ahora puedo:</text:p>
      <text:p text:style-name="Text_20_body"><text:span text:style-name="Strong_20_Emphasis">A)</text:span> mapear estas 12 necesidades a cada capítulo del libro;<text:line-break/><text:span text:style-name="Strong_20_Emphasis">B)</text:span> integrarlas en la historia de Elara;<text:line-break/><text:span text:style-name="Strong_20_Emphasis">C)</text:span> crear la arquitectura simbólica completa del relato;<text:line-break/><text:span text:style-name="Strong_20_Emphasis">D)</text:span> seguir profundizando en la psicología de la fe.</text:p>
      <text:p text:style-name="Text_20_body">¿Hacia dónde quieres avanz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2T10:48:31.422000000</meta:creation-date>
    <dc:date>2025-11-22T10:56:33.297000000</dc:date>
    <meta:editing-duration>PT8M2S</meta:editing-duration>
    <meta:editing-cycles>1</meta:editing-cycles>
    <meta:document-statistic meta:table-count="0" meta:image-count="0" meta:object-count="0" meta:page-count="5" meta:paragraph-count="98" meta:word-count="964" meta:character-count="5563" meta:non-whitespace-character-count="4741"/>
    <meta:generator>LibreOffice/7.3.5.2$Windows_X86_64 LibreOffice_project/184fe81b8c8c30d8b5082578aee2fed2ea847c01</meta:generator>
  </office:meta>
</office:document-meta>
</file>